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text-properties style:font-name="Times New Roman" fo:font-weight="bold" officeooo:rsid="001f319d" officeooo:paragraph-rsid="001f319d" style:font-weight-asian="bold" style:font-weight-complex="bold"/>
    </style:style>
    <style:style style:name="P2" style:family="paragraph" style:parent-style-name="Standard">
      <style:text-properties style:font-name="Times New Roman" fo:font-weight="bold" officeooo:rsid="001f319d" officeooo:paragraph-rsid="00276a8e" style:font-weight-asian="bold" style:font-weight-complex="bold"/>
    </style:style>
    <style:style style:name="P3" style:family="paragraph" style:parent-style-name="Standard">
      <loext:graphic-properties draw:fill-gradient-name="gradient" draw:fill-hatch-name="hatch"/>
      <style:paragraph-properties fo:line-height="200%"/>
      <style:text-properties style:font-name="Times New Roman" fo:font-weight="bold" officeooo:rsid="001f319d" officeooo:paragraph-rsid="00276a8e" style:font-weight-asian="bold" style:font-weight-complex="bold"/>
    </style:style>
    <style:style style:name="P4" style:family="paragraph" style:parent-style-name="Standard">
      <style:text-properties style:font-name="Times New Roman" fo:font-weight="bold" officeooo:rsid="00220771" officeooo:paragraph-rsid="00220771" style:font-weight-asian="bold" style:font-weight-complex="bold"/>
    </style:style>
    <style:style style:name="P5" style:family="paragraph" style:parent-style-name="Standard">
      <style:text-properties style:font-name="Times New Roman" fo:font-weight="normal" officeooo:rsid="00220771" officeooo:paragraph-rsid="0023b091" style:font-weight-asian="normal" style:font-weight-complex="normal"/>
    </style:style>
    <style:style style:name="P6" style:family="paragraph" style:parent-style-name="Standard">
      <style:text-properties style:font-name="Times New Roman" fo:font-weight="normal" officeooo:rsid="00220771" officeooo:paragraph-rsid="00276a8e" style:font-weight-asian="normal" style:font-weight-complex="normal"/>
    </style:style>
    <style:style style:name="P7" style:family="paragraph" style:parent-style-name="Standard">
      <style:text-properties style:font-name="Times New Roman" fo:font-weight="normal" officeooo:rsid="0023b091" officeooo:paragraph-rsid="0023b091" style:font-weight-asian="normal" style:font-weight-complex="normal"/>
    </style:style>
    <style:style style:name="P8" style:family="paragraph" style:parent-style-name="Standard">
      <style:text-properties style:font-name="Times New Roman" fo:font-weight="normal" officeooo:rsid="002945eb" officeooo:paragraph-rsid="002945eb" style:font-weight-asian="normal" style:font-weight-complex="normal"/>
    </style:style>
    <style:style style:name="P9" style:family="paragraph" style:parent-style-name="Standard">
      <style:text-properties officeooo:paragraph-rsid="0024f805"/>
    </style:style>
    <style:style style:name="P10" style:family="paragraph" style:parent-style-name="Standard">
      <loext:graphic-properties draw:fill-gradient-name="gradient" draw:fill-hatch-name="hatch"/>
      <style:paragraph-properties fo:line-height="200%"/>
      <style:text-properties style:font-name="Times New Roman" fo:font-style="normal" fo:font-weight="normal" officeooo:rsid="003afa47" officeooo:paragraph-rsid="003afa47" style:font-style-asian="normal" style:font-weight-asian="normal" style:font-style-complex="normal" style:font-weight-complex="normal"/>
    </style:style>
    <style:style style:name="P11" style:family="paragraph" style:parent-style-name="Standard">
      <style:text-properties style:font-name="Times New Roman" fo:font-style="normal" fo:font-weight="bold" officeooo:rsid="003afa47" officeooo:paragraph-rsid="003afa47" style:font-style-asian="normal" style:font-weight-asian="bold" style:font-style-complex="normal" style:font-weight-complex="bold"/>
    </style:style>
    <style:style style:name="P12" style:family="paragraph" style:parent-style-name="Standard">
      <style:text-properties style:font-name="Times New Roman" fo:font-weight="bold" officeooo:rsid="00201896" officeooo:paragraph-rsid="003afa47" style:font-weight-asian="bold" style:font-weight-complex="bold"/>
    </style:style>
    <style:style style:name="P13" style:family="paragraph" style:parent-style-name="Standard">
      <style:text-properties style:font-name="Times New Roman" fo:font-weight="bold" officeooo:rsid="001f319d" officeooo:paragraph-rsid="001f319d" style:font-weight-asian="bold" style:font-weight-complex="bold"/>
    </style:style>
    <style:style style:name="P14" style:family="paragraph" style:parent-style-name="Standard">
      <loext:graphic-properties draw:fill-gradient-name="gradient" draw:fill-hatch-name="hatch"/>
      <style:paragraph-properties fo:line-height="200%"/>
      <style:text-properties style:font-name="Times New Roman" fo:font-weight="normal" officeooo:rsid="00365573" officeooo:paragraph-rsid="003afa47" style:font-weight-asian="normal" style:font-weight-complex="normal"/>
    </style:style>
    <style:style style:name="P15" style:family="paragraph" style:parent-style-name="Standard">
      <loext:graphic-properties draw:fill-gradient-name="gradient" draw:fill-hatch-name="hatch"/>
      <style:paragraph-properties fo:line-height="200%"/>
      <style:text-properties style:font-name="Times New Roman" fo:font-weight="normal" officeooo:paragraph-rsid="003dd26e"/>
    </style:style>
    <style:style style:name="T1" style:family="text">
      <style:text-properties fo:font-style="italic" fo:font-weight="normal" officeooo:rsid="00220771" style:font-style-asian="italic" style:font-weight-asian="normal" style:font-style-complex="italic" style:font-weight-complex="normal"/>
    </style:style>
    <style:style style:name="T2" style:family="text">
      <style:text-properties fo:font-style="italic" fo:font-weight="normal" officeooo:rsid="00222bc0" style:font-style-asian="italic" style:font-weight-asian="normal" style:font-style-complex="italic" style:font-weight-complex="normal"/>
    </style:style>
    <style:style style:name="T3" style:family="text">
      <style:text-properties fo:font-style="italic" fo:font-weight="normal" officeooo:rsid="0023b091" style:font-style-asian="italic" style:font-weight-asian="normal" style:font-style-complex="italic" style:font-weight-complex="normal"/>
    </style:style>
    <style:style style:name="T4" style:family="text">
      <style:text-properties fo:font-style="italic" fo:font-weight="normal" officeooo:rsid="0024f805" style:font-style-asian="italic" style:font-weight-asian="normal" style:font-style-complex="italic" style:font-weight-complex="normal"/>
    </style:style>
    <style:style style:name="T5" style:family="text">
      <style:text-properties fo:font-style="italic" fo:font-weight="normal" officeooo:rsid="002945eb" style:font-style-asian="italic" style:font-weight-asian="normal" style:font-style-complex="italic" style:font-weight-complex="normal"/>
    </style:style>
    <style:style style:name="T6" style:family="text">
      <style:text-properties fo:font-style="italic" officeooo:rsid="0037b47a" style:font-style-asian="italic" style:font-style-complex="italic"/>
    </style:style>
    <style:style style:name="T7" style:family="text">
      <style:text-properties fo:font-style="italic" officeooo:rsid="003afa47" style:font-style-asian="italic" style:font-style-complex="italic"/>
    </style:style>
    <style:style style:name="T8" style:family="text">
      <style:text-properties fo:font-style="normal" fo:font-weight="normal" officeooo:rsid="00220771" style:font-style-asian="normal" style:font-weight-asian="normal" style:font-style-complex="normal" style:font-weight-complex="normal"/>
    </style:style>
    <style:style style:name="T9" style:family="text">
      <style:text-properties fo:font-style="normal" fo:font-weight="normal" officeooo:rsid="00222bc0" style:font-style-asian="normal" style:font-weight-asian="normal" style:font-style-complex="normal" style:font-weight-complex="normal"/>
    </style:style>
    <style:style style:name="T10" style:family="text">
      <style:text-properties fo:font-style="normal" fo:font-weight="normal" officeooo:rsid="0023b091" style:font-style-asian="normal" style:font-weight-asian="normal" style:font-style-complex="normal" style:font-weight-complex="normal"/>
    </style:style>
    <style:style style:name="T11" style:family="text">
      <style:text-properties fo:font-style="normal" fo:font-weight="normal" officeooo:rsid="00252770" style:font-style-asian="normal" style:font-weight-asian="normal" style:font-style-complex="normal" style:font-weight-complex="normal"/>
    </style:style>
    <style:style style:name="T12" style:family="text">
      <style:text-properties fo:font-style="normal" fo:font-weight="normal" officeooo:rsid="0024f805" style:font-style-asian="normal" style:font-weight-asian="normal" style:font-style-complex="normal" style:font-weight-complex="normal"/>
    </style:style>
    <style:style style:name="T13" style:family="text">
      <style:text-properties fo:font-style="normal" fo:font-weight="normal" officeooo:rsid="002945eb" style:font-style-asian="normal" style:font-weight-asian="normal" style:font-style-complex="normal" style:font-weight-complex="normal"/>
    </style:style>
    <style:style style:name="T14" style:family="text">
      <style:text-properties fo:font-style="normal" officeooo:rsid="0037b47a" style:font-style-asian="normal" style:font-style-complex="normal"/>
    </style:style>
    <style:style style:name="T15" style:family="text">
      <style:text-properties fo:font-style="normal" officeooo:rsid="003afa47" style:font-style-asian="normal" style:font-style-complex="normal"/>
    </style:style>
    <style:style style:name="T16" style:family="text">
      <style:text-properties fo:font-style="normal" officeooo:rsid="003afa47" style:font-style-asian="normal" style:font-weight-asian="normal" style:font-style-complex="normal" style:font-weight-complex="normal"/>
    </style:style>
    <style:style style:name="T17" style:family="text">
      <style:text-properties fo:font-style="normal" officeooo:rsid="003dd26e" style:font-style-asian="normal" style:font-weight-asian="normal" style:font-style-complex="normal" style:font-weight-complex="normal"/>
    </style:style>
    <style:style style:name="T18" style:family="text">
      <style:text-properties fo:font-style="normal" officeooo:rsid="003fef00" style:font-style-asian="normal" style:font-weight-asian="normal" style:font-style-complex="normal" style:font-weight-complex="normal"/>
    </style:style>
    <style:style style:name="T19" style:family="text">
      <style:text-properties fo:font-weight="bold" style:font-weight-asian="bold" style:font-weight-complex="bold"/>
    </style:style>
    <style:style style:name="T20" style:family="text">
      <style:text-properties fo:font-weight="bold" officeooo:rsid="00229eac" style:font-weight-asian="bold" style:font-weight-complex="bold"/>
    </style:style>
    <style:style style:name="T21" style:family="text">
      <style:text-properties style:text-position="super 58%" fo:font-weight="bold" style:font-weight-asian="bold" style:font-weight-complex="bold"/>
    </style:style>
    <style:style style:name="T22" style:family="text">
      <style:text-properties fo:font-weight="normal" officeooo:rsid="00220771" style:font-weight-asian="normal" style:font-weight-complex="normal"/>
    </style:style>
    <style:style style:name="T23" style:family="text">
      <style:text-properties fo:font-weight="normal" officeooo:rsid="00252770" style:font-weight-asian="normal" style:font-weight-complex="normal"/>
    </style:style>
    <style:style style:name="T24" style:family="text">
      <style:text-properties fo:font-weight="normal" officeooo:rsid="0023b091" style:font-weight-asian="normal" style:font-weight-complex="normal"/>
    </style:style>
    <style:style style:name="T25" style:family="text">
      <style:text-properties fo:font-weight="normal" officeooo:rsid="0020a784" style:font-weight-asian="normal" style:font-weight-complex="normal"/>
    </style:style>
    <style:style style:name="T26" style:family="text">
      <style:text-properties fo:font-weight="normal" officeooo:rsid="00278185" style:font-weight-asian="normal" style:font-weight-complex="normal"/>
    </style:style>
    <style:style style:name="T27" style:family="text">
      <style:text-properties fo:font-weight="normal" officeooo:rsid="002945eb" style:font-weight-asian="normal" style:font-weight-complex="normal"/>
    </style:style>
    <style:style style:name="T28" style:family="text">
      <style:text-properties fo:font-weight="normal" officeooo:rsid="002c9d3b" style:font-weight-asian="normal" style:font-weight-complex="normal"/>
    </style:style>
    <style:style style:name="T29" style:family="text">
      <style:text-properties fo:font-weight="normal" officeooo:rsid="002da923" style:font-weight-asian="normal" style:font-weight-complex="normal"/>
    </style:style>
    <style:style style:name="T30" style:family="text">
      <style:text-properties fo:font-weight="normal" officeooo:rsid="002ecbb0" style:font-weight-asian="normal" style:font-weight-complex="normal"/>
    </style:style>
    <style:style style:name="T31" style:family="text">
      <style:text-properties officeooo:rsid="00229eac"/>
    </style:style>
    <style:style style:name="T32" style:family="text">
      <style:text-properties style:font-name="Times New Roman" fo:font-weight="normal" officeooo:rsid="0024f805" style:font-weight-asian="normal" style:font-weight-complex="normal"/>
    </style:style>
    <style:style style:name="T33" style:family="text">
      <style:text-properties style:font-name="Times New Roman" fo:font-weight="bold" officeooo:rsid="0024f805" style:font-weight-asian="bold" style:font-weight-complex="bold"/>
    </style:style>
    <style:style style:name="T34" style:family="text">
      <style:text-properties officeooo:rsid="0037b47a"/>
    </style:style>
    <style:style style:name="T35" style:family="text">
      <style:text-properties officeooo:rsid="0039342b"/>
    </style:style>
    <style:style style:name="T36" style:family="text">
      <style:text-properties officeooo:rsid="003b62e0"/>
    </style:style>
    <style:style style:name="T37" style:family="text">
      <style:text-properties officeooo:rsid="00445bdc"/>
    </style:style>
    <style:style style:name="T38" style:family="text">
      <style:text-properties officeooo:rsid="0045458c"/>
    </style:style>
    <style:style style:name="T39" style:family="text">
      <style:text-properties officeooo:rsid="004712ab"/>
    </style:style>
    <style:style style:name="T40" style:family="text">
      <style:text-properties officeooo:rsid="00484fc8"/>
    </style:style>
    <style:style style:name="T41" style:family="text">
      <style:text-properties officeooo:rsid="004a4912"/>
    </style:style>
    <style:style style:name="T42" style:family="text">
      <style:text-properties officeooo:rsid="004c346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bstract</text:p>
      <text:p text:style-name="P1"/>
      <text:p text:style-name="P2">Introduction</text:p>
      <text:p text:style-name="P6"/>
      <text:p text:style-name="P3"><text:span text:style-name="T22">The application of supervised machine learning in classification is incredibly versatile. </text:span><text:span text:style-name="T29">When trained properly</text:span><text:span text:style-name="T28">, </text:span><text:span text:style-name="T30">s</text:span><text:span text:style-name="T29">upervised machine learning </text:span><text:span text:style-name="T30">techniques</text:span><text:span text:style-name="T29"> can produce models, </text:span><text:span text:style-name="T30">which</text:span><text:span text:style-name="T29"> can classify data with high accuracy and precision</text:span><text:span text:style-name="T28">. </text:span><text:span text:style-name="T22">Its role </text:span><text:span text:style-name="T23">is wide ranging, </text:span><text:span text:style-name="T30">spanning</text:span><text:span text:style-name="T27"> domains such as psychology</text:span><text:span text:style-name="T24"> </text:span><text:span text:style-name="T22">(Tokuhisa</text:span><text:span text:style-name="T1"> et al</text:span><text:span text:style-name="T8">., 2008), </text:span><text:span text:style-name="T9">bioinformatics (Johnson </text:span><text:span text:style-name="T2">et al., </text:span><text:span text:style-name="T9">2018), </text:span><text:span text:style-name="T10">finance (Jyothirmayee </text:span><text:span text:style-name="T3">et al., </text:span><text:span text:style-name="T10">2019),</text:span><text:span text:style-name="T11"> </text:span><text:span text:style-name="T12">urban planning (Kim </text:span><text:span text:style-name="T4">et al., </text:span><text:span text:style-name="T12">2021), </text:span><text:span text:style-name="T13">and artificial intelligence (Bird </text:span><text:span text:style-name="T5">et al., </text:span><text:span text:style-name="T13">2024)</text:span><text:span text:style-name="T12">. </text:span><text:span text:style-name="T25">To </text:span><text:span text:style-name="T23">further </text:span><text:span text:style-name="T25">demonstrate the role of supervised machine learning with classification, we will </text:span><text:span text:style-name="T26">use</text:span><text:span text:style-name="T23"> supervised machine learning methods to</text:span><text:span text:style-name="T25"> classify milk into three quality grades: </text:span><text:span text:style-name="T23">low, medium, and high</text:span><text:span text:style-name="T25">. </text:span></text:p>
      <text:p text:style-name="P1"/>
      <text:p text:style-name="P1">Methods</text:p>
      <text:p text:style-name="P1"/>
      <text:p text:style-name="P14">We <text:span text:style-name="T36">extracted</text:span> a dataset taken from Kaggle at <text:a xlink:type="simple" xlink:href="http://www.kaggle.com/datasets/cpluzshrijayan/milkquality/data" text:style-name="Internet_20_link" text:visited-style-name="Visited_20_Internet_20_Link">www.kaggle.com/datasets/cpluzshrijayan/milkquality/data</text:a>. This dataset contains <text:span text:style-name="T35">a total of 1059 observations and 8 variables. The variables consisted of </text:span>1 categorical response variable: “grade” with 3 levels: “low”, “medium”, “high”. Additionally, there are 8 predictor variables. Temperature, Colour, and pH are quantitative predictors. Taste, Oder, Fat, and Turbidity were categorical binary predictors, which were already coded as either 0 or 1. <text:span text:style-name="T34">All </text:span><text:span text:style-name="T40">data processing, </text:span><text:span text:style-name="T34">transformations, and analyses were </text:span><text:span text:style-name="T40">conducted</text:span><text:span text:style-name="T34"> using Python </text:span><text:span text:style-name="T40">version </text:span><text:span text:style-name="T34">3.11.7. </text:span><text:span text:style-name="T37">First we </text:span><text:span text:style-name="T41">scanned</text:span><text:span text:style-name="T38"> the data</text:span><text:span text:style-name="T39">set</text:span><text:span text:style-name="T38"> </text:span><text:span text:style-name="T39">to</text:span><text:span text:style-name="T38"> </text:span><text:span text:style-name="T37">confirm there </text:span><text:span text:style-name="T38">was no missing </text:span><text:span text:style-name="T42">observations</text:span><text:span text:style-name="T37"> and the correlation </text:span><text:span text:style-name="T38">among</text:span><text:span text:style-name="T37"> predictors was low. Next</text:span><text:span text:style-name="T34">, all quantitative variables were scaled using the StandardScaler().fit() and .transform() functions within the </text:span><text:span text:style-name="T6">sklearn </text:span><text:span text:style-name="T14">package in order to facilitate comparisons between all variables. Next the levels of the grade response variable were converted to integer values. That is, “low” became 0, “medium” became 1, and “high” became 2 in order to be able to perform the analyses. </text:span><text:span text:style-name="T15">Using the train_test_split() function within the </text:span><text:span text:style-name="T7">sklearn </text:span><text:span text:style-name="T15">package, the dataset was split into separate training and testing datasets consisting of 847 observations and 212 observations respectively. </text:span></text:p>
      <text:p text:style-name="P10"/>
      <text:p text:style-name="P15"><text:soft-page-break/><text:span text:style-name="T16">W</text:span><text:span text:style-name="T17">e fit the machine learning models and classified the data using 2 supervised learning techniques: K nearest neighbours </text:span><text:span text:style-name="T18">(kNN)</text:span><text:span text:style-name="T17"> and Random Forest </text:span><text:span text:style-name="T18">(RF)</text:span><text:span text:style-name="T17">. </text:span><text:span text:style-name="T18">We utilized a grid search approach with 5-fold cross-validation for each machine learning method to select the models with the optimal hyperparameters that maximize the accuracy of the models. For kNN, we optimized over the number of neighbors (3, 5, 7, 9), the weights (uniform, distance), the algorithm (auto, ball_tree, kd_tree, brute), leaf size (30, 40, 50), and p (1,2). For RF, we employed the gini criterion and optimized over the number of estimators (100, 200, 300), maximum tree depth (1, 5, 10), and the minimum sample split (2, 5, 10). Finally, we calculated precision and recall metrics for each model using the optimized hyperparameters and the testing dataset to quantify how well the models classify the testing data.</text:span></text:p>
      <text:p text:style-name="P11"/>
      <text:p text:style-name="P12">Experimentation</text:p>
      <text:p text:style-name="P1"/>
      <text:p text:style-name="P1">Conclusio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4">References</text:p>
      <text:p text:style-name="P4"/>
      <text:p text:style-name="P8">Bird JJ, Lotfi, A. 2024. CIFAKE: Image Classification and Explainable Identification of AI-Generated Synthetic Images. <text:span text:style-name="T19">IEEE Access. </text:span>12: 15642-15650.</text:p>
      <text:p text:style-name="P8"/>
      <text:p text:style-name="P5"><text:span text:style-name="T31">Johnson NT, Dhroso A, Hughes KJ, Korkin D. 2018. Biological classification with RNA-seq data: Can alternatively spliced transcript expression enhance machine learning classifiers? </text:span><text:span text:style-name="T20">RNA 24: </text:span><text:span text:style-name="T31">1119-1132.</text:span></text:p>
      <text:p text:style-name="P5"/>
      <text:p text:style-name="P7">Jyothirmayee S, Kumar D, Rao Cs, Shankar RS. 2019. Predicting Stock Exchange using Supervised Learning Algorithms. <text:span text:style-name="T19">International Journal of Innovative Technology and Exploring Engineering. </text:span>9: 4081-4090.</text:p>
      <text:p text:style-name="P7"/>
      <text:p text:style-name="P9"><text:span text:style-name="T32">Kim D, Shim J, Park J, Cho J, Kumar S. 2021. Supervised Machine Learning Approaches to Modeling Residential Infill Development in the City of Los Angeles. </text:span><text:span text:style-name="T33">Journal of Urban Planning and Development. </text:span><text:span text:style-name="T32">148: 04021060.</text:span></text:p>
      <text:p text:style-name="P5"/>
      <text:p text:style-name="P5">Tokuhisa R, Inui K, Matsumoto Y. 2008. Emotion Classification Using Massive Examples Extracted from the Web. <text:span text:style-name="T19">Proceedings of the 22</text:span><text:span text:style-name="T21">nd</text:span><text:span text:style-name="T19"> International Conference on Computational Linguistics. </text:span>881-888.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3T11:37:49.677433780</meta:creation-date>
    <dc:date>2024-02-05T10:56:06.975706737</dc:date>
    <meta:editing-duration>PT15H15M40S</meta:editing-duration>
    <meta:editing-cycles>33</meta:editing-cycles>
    <meta:generator>LibreOffice/7.3.7.2$Linux_X86_64 LibreOffice_project/30$Build-2</meta:generator>
    <meta:document-statistic meta:table-count="0" meta:image-count="0" meta:object-count="0" meta:page-count="3" meta:paragraph-count="14" meta:word-count="556" meta:character-count="3864" meta:non-whitespace-character-count="3319"/>
  </office:meta>
</office:document-meta>
</file>